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marker-end="Arrow" draw:marker-end-width="0.15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021cm" svg:y1="15.124cm" svg:x2="6.715cm" svg:y2="12.43cm">
          <text:p/>
        </draw:line>
        <draw:line draw:style-name="gr1" draw:text-style-name="P1" draw:layer="layout" svg:x1="9.409cm" svg:y1="15.124cm" svg:x2="6.715cm" svg:y2="12.43cm">
          <text:p/>
        </draw:line>
        <draw:line draw:style-name="gr1" draw:text-style-name="P1" draw:layer="layout" svg:x1="9.344cm" svg:y1="15.124cm" svg:x2="12.038cm" svg:y2="12.43cm">
          <text:p/>
        </draw:line>
        <draw:line draw:style-name="gr2" draw:text-style-name="P1" draw:layer="layout" svg:x1="4.021cm" svg:y1="12.43cm" svg:x2="6.715cm" svg:y2="12.43cm">
          <text:p/>
        </draw:line>
        <draw:line draw:style-name="gr2" draw:text-style-name="P1" draw:layer="layout" svg:x1="4.021cm" svg:y1="12.43cm" svg:x2="4.021cm" svg:y2="15.124cm">
          <text:p/>
        </draw:line>
        <draw:frame draw:style-name="gr3" draw:layer="layout" svg:width="0.565cm" svg:height="0.529cm" svg:x="4.98cm" svg:y="11.79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629cm" svg:height="0.529cm" svg:x="3.34cm" svg:y="13.1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1" draw:layer="layout" svg:x1="9.256cm" svg:y1="13.9cm" svg:x2="9.891cm" svg:y2="14.535cm">
          <text:p/>
        </draw:line>
        <draw:line draw:style-name="gr4" draw:text-style-name="P1" draw:layer="layout" svg:x1="10.626cm" svg:y1="15.27cm" svg:x2="9.991cm" svg:y2="14.635cm">
          <text:p/>
        </draw:line>
        <draw:frame draw:style-name="gr3" draw:layer="layout" svg:width="0.328cm" svg:height="0.469cm" svg:x="10.532cm" svg:y="14.641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16T03:11:38</meta:creation-date>
    <dc:date>2010-05-16T04:07:25</dc:date>
    <meta:editing-duration>PT00H55M48S</meta:editing-duration>
    <meta:editing-cycles>2</meta:editing-cycles>
    <meta:generator>OpenOffice.org/3.0$Unix OpenOffice.org_project/300m9$Build-9358</meta:generator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12pt">
      <math:mrow>
        <math:msub>
          <math:mi>x</math:mi>
          <math:mi>f</math:mi>
        </math:msub>
      </math:mrow>
    </math:mstyle>
    <math:annotation math:encoding="StarMath 5.0">size 12 x_f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12pt">
      <math:mrow>
        <math:msub>
          <math:mi>p</math:mi>
          <math:mi>d</math:mi>
        </math:msub>
      </math:mrow>
    </math:mstyle>
    <math:annotation math:encoding="StarMath 5.0">size 12 p_d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12pt">
      <math:mrow>
        <math:mi>t</math:mi>
      </math:mrow>
    </math:mstyle>
    <math:annotation math:encoding="StarMath 5.0">size 12 t</math:annotation>
  </math:semantics>
</math:math>
</file>